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02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466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0.5764in"/>
    </style:style>
    <style:style style:name="co7" style:family="table-column">
      <style:table-column-properties fo:break-before="auto" style:column-width="2.0516in"/>
    </style:style>
    <style:style style:name="co8" style:family="table-column">
      <style:table-column-properties fo:break-before="auto" style:column-width="2.8484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3472in"/>
    </style:style>
    <style:style style:name="co12" style:family="table-column">
      <style:table-column-properties fo:break-before="auto" style:column-width="0.4165in"/>
    </style:style>
    <style:style style:name="co13" style:family="table-column">
      <style:table-column-properties fo:break-before="auto" style:column-width="0.278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0.307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2.0016in"/>
    </style:style>
    <style:style style:name="co19" style:family="table-column">
      <style:table-column-properties fo:break-before="auto" style:column-width="0.6957in"/>
    </style:style>
    <style:style style:name="co20" style:family="table-column">
      <style:table-column-properties fo:break-before="auto" style:column-width="1.4335in"/>
    </style:style>
    <style:style style:name="co21" style:family="table-column">
      <style:table-column-properties fo:break-before="auto" style:column-width="1.6028in"/>
    </style:style>
    <style:style style:name="co22" style:family="table-column">
      <style:table-column-properties fo:break-before="auto" style:column-width="2.5693in"/>
    </style:style>
    <style:style style:name="co23" style:family="table-column">
      <style:table-column-properties fo:break-before="auto" style:column-width="2.161in"/>
    </style:style>
    <style:style style:name="co24" style:family="table-column">
      <style:table-column-properties fo:break-before="auto" style:column-width="1.4535in"/>
    </style:style>
    <style:style style:name="co25" style:family="table-column">
      <style:table-column-properties fo:break-before="auto" style:column-width="1.3937in"/>
    </style:style>
    <style:style style:name="co26" style:family="table-column">
      <style:table-column-properties fo:break-before="auto" style:column-width="2.5799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Foundation" table:style-name="ta1" table:print="false">
        <table:table-column table:style-name="co1" table:default-cell-style-name="ce2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number-columns-repeated="1007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anuf</text:p>
          </table:table-cell>
          <table:table-cell table:style-name="ce1" office:value-type="string">
            <text:p>Manuf Part No</text:p>
          </table:table-cell>
          <table:table-cell table:style-name="ce1" office:value-type="string">
            <text:p>Distrib</text:p>
          </table:table-cell>
          <table:table-cell table:style-name="ce1" office:value-type="string">
            <text:p>Distrib Part No</text:p>
          </table:table-cell>
          <table:table-cell table:style-name="ce1" office:value-type="string">
            <text:p>Ref Name</text:p>
          </table:table-cell>
          <table:table-cell table:style-name="ce1" office:value-type="string">
            <text:p>Qty</text:p>
          </table:table-cell>
          <table:table-cell table:style-name="ce1"/>
          <table:table-cell table:style-name="ce3" table:number-columns-repeated="1014"/>
        </table:table-row>
        <table:table-row table:style-name="ro1">
          <table:table-cell office:value-type="string">
            <text:p>1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2V</text:p>
          </table:table-cell>
          <table:table-cell office:value-type="string">
            <text:p>Digikey</text:p>
          </table:table-cell>
          <table:table-cell office:value-type="string">
            <text:p>P1.0KECT-ND</text:p>
          </table:table-cell>
          <table:table-cell office:value-type="string">
            <text:p>R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1x6 Header</text:p>
          </table:table-cell>
          <table:table-cell office:value-type="string">
            <text:p>DIL</text:p>
          </table:table-cell>
          <table:table-cell table:number-columns-repeated="5"/>
          <table:table-cell office:value-type="string">
            <text:p>J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1x10 Header</text:p>
          </table:table-cell>
          <table:table-cell office:value-type="string">
            <text:p>DIL</text:p>
          </table:table-cell>
          <table:table-cell table:number-columns-repeated="5"/>
          <table:table-cell office:value-type="string">
            <text:p>J3 J6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2x5 Header</text:p>
          </table:table-cell>
          <table:table-cell office:value-type="string">
            <text:p>SM</text:p>
          </table:table-cell>
          <table:table-cell/>
          <table:table-cell office:value-type="string">
            <text:p>Molex Inc</text:p>
          </table:table-cell>
          <table:table-cell office:value-type="string">
            <text:p>0015912100</text:p>
          </table:table-cell>
          <table:table-cell office:value-type="string">
            <text:p>Digikey</text:p>
          </table:table-cell>
          <table:table-cell office:value-type="string">
            <text:p>WM17451-ND</text:p>
          </table:table-cell>
          <table:table-cell office:value-type="string">
            <text:p>J1 J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3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302V</text:p>
          </table:table-cell>
          <table:table-cell office:value-type="string">
            <text:p>Digikey</text:p>
          </table:table-cell>
          <table:table-cell office:value-type="string">
            <text:p>P3.0KECT-ND</text:p>
          </table:table-cell>
          <table:table-cell office:value-type="string">
            <text:p>R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8Mhz Crystal</text:p>
          </table:table-cell>
          <table:table-cell office:value-type="string">
            <text:p>SM</text:p>
          </table:table-cell>
          <table:table-cell/>
          <table:table-cell office:value-type="string">
            <text:p>ECS Inc</text:p>
          </table:table-cell>
          <table:table-cell office:value-type="string">
            <text:p>ECS-80-20-5PXDU-TR</text:p>
          </table:table-cell>
          <table:table-cell office:value-type="string">
            <text:p>Digikey</text:p>
          </table:table-cell>
          <table:table-cell office:value-type="string">
            <text:p>XC1526CT-ND</text:p>
          </table:table-cell>
          <table:table-cell office:value-type="string">
            <text:p>XTAL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10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0V</text:p>
          </table:table-cell>
          <table:table-cell office:value-type="string">
            <text:p>Digikey</text:p>
          </table:table-cell>
          <table:table-cell office:value-type="string">
            <text:p>P10ECT-ND</text:p>
          </table:table-cell>
          <table:table-cell office:value-type="string">
            <text:p>R3 R4 R22 R2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1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3V</text:p>
          </table:table-cell>
          <table:table-cell office:value-type="string">
            <text:p>Digikey</text:p>
          </table:table-cell>
          <table:table-cell office:value-type="string">
            <text:p>P10KECT-ND</text:p>
          </table:table-cell>
          <table:table-cell office:value-type="string">
            <text:p>R1 R9 R8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10uF 25V X7R</text:p>
          </table:table-cell>
          <table:table-cell office:value-type="string">
            <text:p>SM1206</text:p>
          </table:table-cell>
          <table:table-cell/>
          <table:table-cell office:value-type="string">
            <text:p>Taiyo Yuden</text:p>
          </table:table-cell>
          <table:table-cell office:value-type="string">
            <text:p>TMK316B7106KL-TD</text:p>
          </table:table-cell>
          <table:table-cell office:value-type="string">
            <text:p>Digikey</text:p>
          </table:table-cell>
          <table:table-cell office:value-type="string">
            <text:p>587-2399-1-ND</text:p>
          </table:table-cell>
          <table:table-cell office:value-type="string">
            <text:p>C5 C9 C2 C8 C6 C13 C11 C1 C10 C16 C15</text:p>
          </table:table-cell>
          <table:table-cell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20pF 50V NPO</text:p>
          </table:table-cell>
          <table:table-cell office:value-type="string">
            <text:p>SM1206</text:p>
          </table:table-cell>
          <table:table-cell/>
          <table:table-cell office:value-type="string">
            <text:p>Yayeo</text:p>
          </table:table-cell>
          <table:table-cell office:value-type="string">
            <text:p>CC1206JRNPO9BN200</text:p>
          </table:table-cell>
          <table:table-cell office:value-type="string">
            <text:p>Digikey</text:p>
          </table:table-cell>
          <table:table-cell office:value-type="string">
            <text:p>311-1153-1-ND</text:p>
          </table:table-cell>
          <table:table-cell office:value-type="string">
            <text:p>C3 C4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25AA1024</text:p>
          </table:table-cell>
          <table:table-cell office:value-type="string">
            <text:p>SM</text:p>
          </table:table-cell>
          <table:table-cell/>
          <table:table-cell office:value-type="string">
            <text:p>Microchip</text:p>
          </table:table-cell>
          <table:table-cell office:value-type="string">
            <text:p>25AA1024-I/SM</text:p>
          </table:table-cell>
          <table:table-cell office:value-type="string">
            <text:p>Digikey</text:p>
          </table:table-cell>
          <table:table-cell office:value-type="string">
            <text:p>25AA1024-I/SM-ND</text:p>
          </table:table-cell>
          <table:table-cell office:value-type="string">
            <text:p>U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56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560V</text:p>
          </table:table-cell>
          <table:table-cell office:value-type="string">
            <text:p>Digikey</text:p>
          </table:table-cell>
          <table:table-cell office:value-type="string">
            <text:p>P56ECT-ND</text:p>
          </table:table-cell>
          <table:table-cell office:value-type="string">
            <text:p>R6 R7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100n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X7R1H104K</text:p>
          </table:table-cell>
          <table:table-cell office:value-type="string">
            <text:p>Digikey</text:p>
          </table:table-cell>
          <table:table-cell office:value-type="string">
            <text:p>445-4007-1-ND</text:p>
          </table:table-cell>
          <table:table-cell office:value-type="string">
            <text:p>C14 C12 C7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550C</text:p>
          </table:table-cell>
          <table:table-cell office:value-type="string">
            <text:p>SM</text:p>
          </table:table-cell>
          <table:table-cell/>
          <table:table-cell office:value-type="string">
            <text:p>Diodes Inc</text:p>
          </table:table-cell>
          <table:table-cell office:value-type="string">
            <text:p>B550C-13-F</text:p>
          </table:table-cell>
          <table:table-cell office:value-type="string">
            <text:p>Digikey</text:p>
          </table:table-cell>
          <table:table-cell office:value-type="string">
            <text:p>B550C-FDICT-ND</text:p>
          </table:table-cell>
          <table:table-cell office:value-type="string">
            <text:p>D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&amp;K SPST Single Stroke Switch</text:p>
          </table:table-cell>
          <table:table-cell office:value-type="string">
            <text:p>SM</text:p>
          </table:table-cell>
          <table:table-cell/>
          <table:table-cell office:value-type="string">
            <text:p>C&amp;K</text:p>
          </table:table-cell>
          <table:table-cell office:value-type="string">
            <text:p>CKN10223CT-ND</text:p>
          </table:table-cell>
          <table:table-cell office:value-type="string">
            <text:p>Digikey</text:p>
          </table:table-cell>
          <table:table-cell office:value-type="string">
            <text:p>CKN10223CT-ND</text:p>
          </table:table-cell>
          <table:table-cell office:value-type="string">
            <text:p>SW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sPIC33EP64GP502</text:p>
          </table:table-cell>
          <table:table-cell office:value-type="string">
            <text:p>SM</text:p>
          </table:table-cell>
          <table:table-cell/>
          <table:table-cell office:value-type="string">
            <text:p>Microchip</text:p>
          </table:table-cell>
          <table:table-cell office:value-type="string">
            <text:p>DSPIC33EP64GP502-I/SO</text:p>
          </table:table-cell>
          <table:table-cell office:value-type="string">
            <text:p>Digikey</text:p>
          </table:table-cell>
          <table:table-cell office:value-type="string">
            <text:p>DSPIC33EP64GP502-I/SO-ND</text:p>
          </table:table-cell>
          <table:table-cell office:value-type="string">
            <text:p>U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ISO1050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296-24818-1-ND</text:p>
          </table:table-cell>
          <table:table-cell office:value-type="string">
            <text:p>Digikey</text:p>
          </table:table-cell>
          <table:table-cell office:value-type="string">
            <text:p>296-24818-1-ND</text:p>
          </table:table-cell>
          <table:table-cell office:value-type="string">
            <text:p>U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ESD1CAN</text:p>
          </table:table-cell>
          <table:table-cell office:value-type="string">
            <text:p>SM</text:p>
          </table:table-cell>
          <table:table-cell/>
          <table:table-cell office:value-type="string">
            <text:p>NXP Semiconductor</text:p>
          </table:table-cell>
          <table:table-cell office:value-type="string">
            <text:p>PESD1CAN,215</text:p>
          </table:table-cell>
          <table:table-cell office:value-type="string">
            <text:p>Digikey</text:p>
          </table:table-cell>
          <table:table-cell office:value-type="string">
            <text:p>568-4032-1-ND</text:p>
          </table:table-cell>
          <table:table-cell office:value-type="string">
            <text:p>U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wer Jack 2.1mm x 5.5mm</text:p>
          </table:table-cell>
          <table:table-cell office:value-type="string">
            <text:p>SM</text:p>
          </table:table-cell>
          <table:table-cell/>
          <table:table-cell office:value-type="string">
            <text:p>CUI Inc</text:p>
          </table:table-cell>
          <table:table-cell office:value-type="string">
            <text:p>PJ-002A-SMT</text:p>
          </table:table-cell>
          <table:table-cell office:value-type="string">
            <text:p>Digikey</text:p>
          </table:table-cell>
          <table:table-cell office:value-type="string">
            <text:p>CP-002APJCT-ND</text:p>
          </table:table-cell>
          <table:table-cell office:value-type="string">
            <text:p>J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TC 1000mA Trip-500mA Hold</text:p>
          </table:table-cell>
          <table:table-cell office:value-type="string">
            <text:p>SM1206</text:p>
          </table:table-cell>
          <table:table-cell/>
          <table:table-cell office:value-type="string">
            <text:p>Littelfuse Inc</text:p>
          </table:table-cell>
          <table:table-cell office:value-type="string">
            <text:p>1206L050/15YR</text:p>
          </table:table-cell>
          <table:table-cell office:value-type="string">
            <text:p>Digikey</text:p>
          </table:table-cell>
          <table:table-cell office:value-type="string">
            <text:p>F3733CT-ND</text:p>
          </table:table-cell>
          <table:table-cell office:value-type="string">
            <text:p>R1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RJ45 Amphinol Dual SMT OpenLCB</text:p>
          </table:table-cell>
          <table:table-cell office:value-type="string">
            <text:p>SM</text:p>
          </table:table-cell>
          <table:table-cell/>
          <table:table-cell office:value-type="string">
            <text:p>Amphenol</text:p>
          </table:table-cell>
          <table:table-cell office:value-type="string">
            <text:p>RJSSE-5080-02</text:p>
          </table:table-cell>
          <table:table-cell office:value-type="string">
            <text:p>Digikey</text:p>
          </table:table-cell>
          <table:table-cell office:value-type="string">
            <text:p>RJSSE-5080-02-ND</text:p>
          </table:table-cell>
          <table:table-cell office:value-type="string">
            <text:p>J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L317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TL317CD</text:p>
          </table:table-cell>
          <table:table-cell office:value-type="string">
            <text:p>Digikey</text:p>
          </table:table-cell>
          <table:table-cell office:value-type="string">
            <text:p>296-11823-5-ND</text:p>
          </table:table-cell>
          <table:table-cell office:value-type="string">
            <text:p>U2</text:p>
          </table:table-cell>
          <table:table-cell office:value-type="string">
            <text:p>1</text:p>
          </table:table-cell>
          <table:table-cell table:number-columns-repeated="1015"/>
        </table:table-row>
      </table:table>
      <table:table table:name="Booster" table:style-name="ta1" table:print="false">
        <table:table-column table:style-name="co18" table:default-cell-style-name="ce2"/>
        <table:table-column table:style-name="co19" table:visibility="collapse" table:default-cell-style-name="ce2"/>
        <table:table-column table:style-name="co17" table:visibility="collapse" table:default-cell-style-name="ce2"/>
        <table:table-column table:style-name="co20" table:visibility="collapse" table:default-cell-style-name="ce2"/>
        <table:table-column table:style-name="co21" table:default-cell-style-name="ce2"/>
        <table:table-column table:style-name="co17" table:visibility="collapse" table:default-cell-style-name="ce2"/>
        <table:table-column table:style-name="co18" table:default-cell-style-name="ce2"/>
        <table:table-column table:style-name="co22" table:default-cell-style-name="ce2"/>
        <table:table-column table:style-name="co17" table:number-columns-repeated="2" table:default-cell-style-name="ce2"/>
        <table:table-column table:style-name="co17" table:number-columns-repeated="1014" table:default-cell-style-name="Default"/>
        <table:table-row table:style-name="ro3">
          <table:table-cell table:style-name="ce4" office:value-type="string">
            <text:p>Component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Manuf</text:p>
          </table:table-cell>
          <table:table-cell table:style-name="ce4" office:value-type="string">
            <text:p>Manuf Part No</text:p>
          </table:table-cell>
          <table:table-cell table:style-name="ce4" office:value-type="string">
            <text:p>Distrib</text:p>
          </table:table-cell>
          <table:table-cell table:style-name="ce4" office:value-type="string">
            <text:p>Distrib Part No</text:p>
          </table:table-cell>
          <table:table-cell table:style-name="ce4" office:value-type="string">
            <text:p>Ref Name</text:p>
          </table:table-cell>
          <table:table-cell table:style-name="ce4" office:value-type="string">
            <text:p>Qty</text:p>
          </table:table-cell>
          <table:table-cell table:style-name="ce4"/>
          <table:table-cell table:style-name="ce5" table:number-columns-repeated="1014"/>
        </table:table-row>
        <table:table-row table:style-name="ro3">
          <table:table-cell office:value-type="string">
            <text:p>1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2V</text:p>
          </table:table-cell>
          <table:table-cell office:value-type="string">
            <text:p>Digikey</text:p>
          </table:table-cell>
          <table:table-cell office:value-type="string">
            <text:p>P1.0KECT-ND</text:p>
          </table:table-cell>
          <table:table-cell office:value-type="string">
            <text:p>R16 R17 R18 R19 R20 R21 R24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1.0M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5V</text:p>
          </table:table-cell>
          <table:table-cell office:value-type="string">
            <text:p>Digikey</text:p>
          </table:table-cell>
          <table:table-cell office:value-type="string">
            <text:p>P1.0MECT-ND</text:p>
          </table:table-cell>
          <table:table-cell office:value-type="string">
            <text:p>R6 R7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1N4148</text:p>
          </table:table-cell>
          <table:table-cell office:value-type="string">
            <text:p>SM</text:p>
          </table:table-cell>
          <table:table-cell/>
          <table:table-cell office:value-type="string">
            <text:p>NXP</text:p>
          </table:table-cell>
          <table:table-cell office:value-type="string">
            <text:p>PMLL4148L,135</text:p>
          </table:table-cell>
          <table:table-cell office:value-type="string">
            <text:p>Digikey</text:p>
          </table:table-cell>
          <table:table-cell office:value-type="string">
            <text:p>568-8106-1-ND</text:p>
          </table:table-cell>
          <table:table-cell office:value-type="string">
            <text:p>D2 D3 D4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1u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X7R1H105K</text:p>
          </table:table-cell>
          <table:table-cell office:value-type="string">
            <text:p>Digikey</text:p>
          </table:table-cell>
          <table:table-cell office:value-type="string">
            <text:p>445-1423-1-ND</text:p>
          </table:table-cell>
          <table:table-cell office:value-type="string">
            <text:p>C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1x10 Header Socket</text:p>
          </table:table-cell>
          <table:table-cell office:value-type="string">
            <text:p>DIL</text:p>
          </table:table-cell>
          <table:table-cell/>
          <table:table-cell office:value-type="string">
            <text:p>Harwin</text:p>
          </table:table-cell>
          <table:table-cell office:value-type="string">
            <text:p>75915-310LF</text:p>
          </table:table-cell>
          <table:table-cell office:value-type="string">
            <text:p>Digikey</text:p>
          </table:table-cell>
          <table:table-cell office:value-type="string">
            <text:p>75915-310LF</text:p>
          </table:table-cell>
          <table:table-cell office:value-type="string">
            <text:p>J2 J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2.2uF 50V Y5V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Y5V1H225Z/0.85</text:p>
          </table:table-cell>
          <table:table-cell office:value-type="string">
            <text:p>Digikey</text:p>
          </table:table-cell>
          <table:table-cell office:value-type="string">
            <text:p>445-4585-1-ND</text:p>
          </table:table-cell>
          <table:table-cell office:value-type="string">
            <text:p>C4 C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3.3V D2-Pak [LD1086]</text:p>
          </table:table-cell>
          <table:table-cell office:value-type="string">
            <text:p>SMS4</text:p>
          </table:table-cell>
          <table:table-cell/>
          <table:table-cell office:value-type="string">
            <text:p>ST Microelectroincs</text:p>
          </table:table-cell>
          <table:table-cell office:value-type="string">
            <text:p>LD1086D2T33TR</text:p>
          </table:table-cell>
          <table:table-cell office:value-type="string">
            <text:p>Digikey</text:p>
          </table:table-cell>
          <table:table-cell office:value-type="string">
            <text:p>497-1224-1-ND</text:p>
          </table:table-cell>
          <table:table-cell office:value-type="string">
            <text:p>U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10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0V</text:p>
          </table:table-cell>
          <table:table-cell office:value-type="string">
            <text:p>Digikey</text:p>
          </table:table-cell>
          <table:table-cell office:value-type="string">
            <text:p>P10ECT-ND</text:p>
          </table:table-cell>
          <table:table-cell office:value-type="string">
            <text:p>R22 R23 R25 R26 R27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1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3V</text:p>
          </table:table-cell>
          <table:table-cell office:value-type="string">
            <text:p>Digikey</text:p>
          </table:table-cell>
          <table:table-cell office:value-type="string">
            <text:p>P10KECT-ND</text:p>
          </table:table-cell>
          <table:table-cell office:value-type="string">
            <text:p>R3 R4 R10 R13 R12 R28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10n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C0G1H103J/1.15</text:p>
          </table:table-cell>
          <table:table-cell office:value-type="string">
            <text:p>Digikey</text:p>
          </table:table-cell>
          <table:table-cell office:value-type="string">
            <text:p>445-1375-1-ND</text:p>
          </table:table-cell>
          <table:table-cell office:value-type="string">
            <text:p>C6 C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10uF 25V X7R</text:p>
          </table:table-cell>
          <table:table-cell office:value-type="string">
            <text:p>SM1206</text:p>
          </table:table-cell>
          <table:table-cell/>
          <table:table-cell office:value-type="string">
            <text:p>Taiyo Yuden</text:p>
          </table:table-cell>
          <table:table-cell office:value-type="string">
            <text:p>TMK316B7106KL-TD</text:p>
          </table:table-cell>
          <table:table-cell office:value-type="string">
            <text:p>Digikey</text:p>
          </table:table-cell>
          <table:table-cell office:value-type="string">
            <text:p>587-2399-1-ND</text:p>
          </table:table-cell>
          <table:table-cell office:value-type="string">
            <text:p>C13 C10 C11 C2 C14 C15 C5 C16 C17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3">
          <table:table-cell office:value-type="string">
            <text:p>13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33V</text:p>
          </table:table-cell>
          <table:table-cell office:value-type="string">
            <text:p>Digikey</text:p>
          </table:table-cell>
          <table:table-cell office:value-type="string">
            <text:p>P13KECT-ND</text:p>
          </table:table-cell>
          <table:table-cell office:value-type="string">
            <text:p>R5 R14 R15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80m Ohm 3W Sense</text:p>
          </table:table-cell>
          <table:table-cell office:value-type="string">
            <text:p>SM</text:p>
          </table:table-cell>
          <table:table-cell/>
          <table:table-cell office:value-type="string">
            <text:p>Bourns</text:p>
          </table:table-cell>
          <table:table-cell office:value-type="string">
            <text:p>CRA2512-FZ-R080ELF</text:p>
          </table:table-cell>
          <table:table-cell office:value-type="string">
            <text:p>Digikey</text:p>
          </table:table-cell>
          <table:table-cell office:value-type="string">
            <text:p>CRA2512-FZ-R080ELFCT-ND</text:p>
          </table:table-cell>
          <table:table-cell office:value-type="string">
            <text:p>R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100n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X7R1H104K</text:p>
          </table:table-cell>
          <table:table-cell office:value-type="string">
            <text:p>Digikey</text:p>
          </table:table-cell>
          <table:table-cell office:value-type="string">
            <text:p>445-4007-1-ND</text:p>
          </table:table-cell>
          <table:table-cell office:value-type="string">
            <text:p>C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220uF 63V Electrolitic</text:p>
          </table:table-cell>
          <table:table-cell office:value-type="string">
            <text:p>DSCV</text:p>
          </table:table-cell>
          <table:table-cell/>
          <table:table-cell office:value-type="string">
            <text:p>Panasonic</text:p>
          </table:table-cell>
          <table:table-cell office:value-type="string">
            <text:p>EEU-EB1J221</text:p>
          </table:table-cell>
          <table:table-cell office:value-type="string">
            <text:p>Digikey</text:p>
          </table:table-cell>
          <table:table-cell office:value-type="string">
            <text:p>P13141-ND</text:p>
          </table:table-cell>
          <table:table-cell office:value-type="string">
            <text:p>C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B550C</text:p>
          </table:table-cell>
          <table:table-cell office:value-type="string">
            <text:p>SM</text:p>
          </table:table-cell>
          <table:table-cell/>
          <table:table-cell office:value-type="string">
            <text:p>Diodes Inc</text:p>
          </table:table-cell>
          <table:table-cell office:value-type="string">
            <text:p>B550C-13-F</text:p>
          </table:table-cell>
          <table:table-cell office:value-type="string">
            <text:p>Digikey</text:p>
          </table:table-cell>
          <table:table-cell office:value-type="string">
            <text:p>B550C-FDICT-ND</text:p>
          </table:table-cell>
          <table:table-cell office:value-type="string">
            <text:p>D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ODM8061</text:p>
          </table:table-cell>
          <table:table-cell office:value-type="string">
            <text:p>SM</text:p>
          </table:table-cell>
          <table:table-cell/>
          <table:table-cell office:value-type="string">
            <text:p>Fairchild</text:p>
          </table:table-cell>
          <table:table-cell office:value-type="string">
            <text:p>FODM8061</text:p>
          </table:table-cell>
          <table:table-cell office:value-type="string">
            <text:p>Digikey</text:p>
          </table:table-cell>
          <table:table-cell office:value-type="string">
            <text:p>FODM8061-ND</text:p>
          </table:table-cell>
          <table:table-cell office:value-type="string">
            <text:p>U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HIP4082</text:p>
          </table:table-cell>
          <table:table-cell office:value-type="string">
            <text:p>SM</text:p>
          </table:table-cell>
          <table:table-cell/>
          <table:table-cell office:value-type="string">
            <text:p>Intersil</text:p>
          </table:table-cell>
          <table:table-cell office:value-type="string">
            <text:p>HIP4082IBZ</text:p>
          </table:table-cell>
          <table:table-cell office:value-type="string">
            <text:p>Digikey</text:p>
          </table:table-cell>
          <table:table-cell office:value-type="string">
            <text:p>HIP4082IBZ-ND</text:p>
          </table:table-cell>
          <table:table-cell office:value-type="string">
            <text:p>U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IRFZ34NS</text:p>
          </table:table-cell>
          <table:table-cell office:value-type="string">
            <text:p>SMS7</text:p>
          </table:table-cell>
          <table:table-cell/>
          <table:table-cell office:value-type="string">
            <text:p>International Recitifer</text:p>
          </table:table-cell>
          <table:table-cell office:value-type="string">
            <text:p>IRFZ34NSTRLPBF</text:p>
          </table:table-cell>
          <table:table-cell office:value-type="string">
            <text:p>Digikey</text:p>
          </table:table-cell>
          <table:table-cell office:value-type="string">
            <text:p>IRFZ34NSTRLPBFCT-ND</text:p>
          </table:table-cell>
          <table:table-cell office:value-type="string">
            <text:p>Q1 Q2 Q3 Q4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7812 D2-Pak</text:p>
          </table:table-cell>
          <table:table-cell office:value-type="string">
            <text:p>SMS4</text:p>
          </table:table-cell>
          <table:table-cell/>
          <table:table-cell office:value-type="string">
            <text:p>ST Microelectronics</text:p>
          </table:table-cell>
          <table:table-cell office:value-type="string">
            <text:p>L7812ABD2T-TR</text:p>
          </table:table-cell>
          <table:table-cell office:value-type="string">
            <text:p>Digikey</text:p>
          </table:table-cell>
          <table:table-cell office:value-type="string">
            <text:p>497-6037-1-ND</text:p>
          </table:table-cell>
          <table:table-cell office:value-type="string">
            <text:p>U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LM339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LM339DR</text:p>
          </table:table-cell>
          <table:table-cell office:value-type="string">
            <text:p>Digikey</text:p>
          </table:table-cell>
          <table:table-cell office:value-type="string">
            <text:p>296-1013-1-ND</text:p>
          </table:table-cell>
          <table:table-cell office:value-type="string">
            <text:p>U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CP616</text:p>
          </table:table-cell>
          <table:table-cell office:value-type="string">
            <text:p>SM</text:p>
          </table:table-cell>
          <table:table-cell/>
          <table:table-cell office:value-type="string">
            <text:p>Microchip</text:p>
          </table:table-cell>
          <table:table-cell office:value-type="string">
            <text:p>MCP616-I/MS</text:p>
          </table:table-cell>
          <table:table-cell office:value-type="string">
            <text:p>Digikey</text:p>
          </table:table-cell>
          <table:table-cell office:value-type="string">
            <text:p>MCP616-I/SN-ND</text:p>
          </table:table-cell>
          <table:table-cell office:value-type="string">
            <text:p>U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ower Jack 2.5mm x 5.5mm</text:p>
          </table:table-cell>
          <table:table-cell office:value-type="string">
            <text:p>SM</text:p>
          </table:table-cell>
          <table:table-cell/>
          <table:table-cell office:value-type="string">
            <text:p>CUI Inc</text:p>
          </table:table-cell>
          <table:table-cell office:value-type="string">
            <text:p>PJ-002BH-SMT</text:p>
          </table:table-cell>
          <table:table-cell office:value-type="string">
            <text:p>Digikey</text:p>
          </table:table-cell>
          <table:table-cell office:value-type="string">
            <text:p>CP-002BHPJCT-ND</text:p>
          </table:table-cell>
          <table:table-cell office:value-type="string">
            <text:p>J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TC 290mA Trip-125mA Hold</text:p>
          </table:table-cell>
          <table:table-cell office:value-type="string">
            <text:p>SM1206</text:p>
          </table:table-cell>
          <table:table-cell/>
          <table:table-cell office:value-type="string">
            <text:p>Littelfuse Inc</text:p>
          </table:table-cell>
          <table:table-cell office:value-type="string">
            <text:p>1206L012WR</text:p>
          </table:table-cell>
          <table:table-cell office:value-type="string">
            <text:p>Digikey</text:p>
          </table:table-cell>
          <table:table-cell office:value-type="string">
            <text:p>F2864CT-ND</text:p>
          </table:table-cell>
          <table:table-cell office:value-type="string">
            <text:p>R2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RJ12 Molex Plastic</text:p>
          </table:table-cell>
          <table:table-cell office:value-type="string">
            <text:p>SM</text:p>
          </table:table-cell>
          <table:table-cell/>
          <table:table-cell office:value-type="string">
            <text:p>Molex</text:p>
          </table:table-cell>
          <table:table-cell office:value-type="string">
            <text:p>95501-6669</text:p>
          </table:table-cell>
          <table:table-cell office:value-type="string">
            <text:p>Digikey</text:p>
          </table:table-cell>
          <table:table-cell office:value-type="string">
            <text:p>WM5575-ND</text:p>
          </table:table-cell>
          <table:table-cell office:value-type="string">
            <text:p>J3 J4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Si9986</text:p>
          </table:table-cell>
          <table:table-cell office:value-type="string">
            <text:p>SM</text:p>
          </table:table-cell>
          <table:table-cell/>
          <table:table-cell office:value-type="string">
            <text:p>Vishay</text:p>
          </table:table-cell>
          <table:table-cell office:value-type="string">
            <text:p>SI9986DY-T1-E3</text:p>
          </table:table-cell>
          <table:table-cell office:value-type="string">
            <text:p>Digikey</text:p>
          </table:table-cell>
          <table:table-cell office:value-type="string">
            <text:p>SI9986DY-T1-E3CT-ND</text:p>
          </table:table-cell>
          <table:table-cell office:value-type="string">
            <text:p>U1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Terminal Block 2 Wire - 100mil</text:p>
          </table:table-cell>
          <table:table-cell office:value-type="string">
            <text:p>DIL</text:p>
          </table:table-cell>
          <table:table-cell/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office:value-type="string">
            <text:p>Digikey</text:p>
          </table:table-cell>
          <table:table-cell office:value-type="string">
            <text:p>A98333-ND</text:p>
          </table:table-cell>
          <table:table-cell office:value-type="string">
            <text:p>J8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Terminal Block 2 Wire - 200mil</text:p>
          </table:table-cell>
          <table:table-cell office:value-type="string">
            <text:p>MISC</text:p>
          </table:table-cell>
          <table:table-cell/>
          <table:table-cell office:value-type="string">
            <text:p>TE Connectivity</text:p>
          </table:table-cell>
          <table:table-cell office:value-type="string">
            <text:p>282841-2</text:p>
          </table:table-cell>
          <table:table-cell office:value-type="string">
            <text:p>Digikey</text:p>
          </table:table-cell>
          <table:table-cell office:value-type="string">
            <text:p>A98342-ND</text:p>
          </table:table-cell>
          <table:table-cell office:value-type="string">
            <text:p>J7 J6</text:p>
          </table:table-cell>
          <table:table-cell office:value-type="string">
            <text:p>2</text:p>
          </table:table-cell>
          <table:table-cell table:number-columns-repeated="1015"/>
        </table:table-row>
      </table:table>
      <table:table table:name="Xpressnet" table:style-name="ta1" table:print="false">
        <table:table-column table:style-name="co23" table:default-cell-style-name="ce2"/>
        <table:table-column table:style-name="co19" table:visibility="collapse" table:default-cell-style-name="ce2"/>
        <table:table-column table:style-name="co17" table:visibility="collapse" table:default-cell-style-name="ce2"/>
        <table:table-column table:style-name="co4" table:visibility="collapse" table:default-cell-style-name="ce2"/>
        <table:table-column table:style-name="co24" table:default-cell-style-name="ce2"/>
        <table:table-column table:style-name="co6" table:visibility="collapse" table:default-cell-style-name="ce2"/>
        <table:table-column table:style-name="co25" table:default-cell-style-name="ce2"/>
        <table:table-column table:style-name="co26" table:default-cell-style-name="ce2"/>
        <table:table-column table:style-name="co17" table:number-columns-repeated="2" table:default-cell-style-name="ce2"/>
        <table:table-column table:style-name="co17" table:number-columns-repeated="1014" table:default-cell-style-name="Default"/>
        <table:table-row table:style-name="ro3">
          <table:table-cell table:style-name="ce1" office:value-type="string">
            <text:p>Component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anuf</text:p>
          </table:table-cell>
          <table:table-cell table:style-name="ce1" office:value-type="string">
            <text:p>Manuf Part No</text:p>
          </table:table-cell>
          <table:table-cell table:style-name="ce1" office:value-type="string">
            <text:p>Distrib</text:p>
          </table:table-cell>
          <table:table-cell table:style-name="ce1" office:value-type="string">
            <text:p>Distrib Part No</text:p>
          </table:table-cell>
          <table:table-cell table:style-name="ce1" office:value-type="string">
            <text:p>Ref Name</text:p>
          </table:table-cell>
          <table:table-cell table:style-name="ce1" office:value-type="string">
            <text:p>Qty</text:p>
          </table:table-cell>
          <table:table-cell table:style-name="ce1"/>
          <table:table-cell table:style-name="ce3" table:number-columns-repeated="1014"/>
        </table:table-row>
        <table:table-row table:style-name="ro3">
          <table:table-cell office:value-type="string">
            <text:p>1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2V</text:p>
          </table:table-cell>
          <table:table-cell office:value-type="string">
            <text:p>Digikey</text:p>
          </table:table-cell>
          <table:table-cell office:value-type="string">
            <text:p>P1.0KECT-ND</text:p>
          </table:table-cell>
          <table:table-cell office:value-type="string">
            <text:p>R3 R5 R7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1x10 Header Socket</text:p>
          </table:table-cell>
          <table:table-cell office:value-type="string">
            <text:p>DIL</text:p>
          </table:table-cell>
          <table:table-cell/>
          <table:table-cell office:value-type="string">
            <text:p>Harwin</text:p>
          </table:table-cell>
          <table:table-cell office:value-type="string">
            <text:p>75915-310LF</text:p>
          </table:table-cell>
          <table:table-cell office:value-type="string">
            <text:p>Digikey</text:p>
          </table:table-cell>
          <table:table-cell office:value-type="string">
            <text:p>75915-310LF</text:p>
          </table:table-cell>
          <table:table-cell office:value-type="string">
            <text:p>J2 J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3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302V</text:p>
          </table:table-cell>
          <table:table-cell office:value-type="string">
            <text:p>Digikey</text:p>
          </table:table-cell>
          <table:table-cell office:value-type="string">
            <text:p>P3.0KECT-ND</text:p>
          </table:table-cell>
          <table:table-cell office:value-type="string">
            <text:p>R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3.3V D2-Pak [LD1086]</text:p>
          </table:table-cell>
          <table:table-cell office:value-type="string">
            <text:p>SMS4</text:p>
          </table:table-cell>
          <table:table-cell/>
          <table:table-cell office:value-type="string">
            <text:p>ST Microelectroincs</text:p>
          </table:table-cell>
          <table:table-cell office:value-type="string">
            <text:p>LD1086D2T33TR</text:p>
          </table:table-cell>
          <table:table-cell office:value-type="string">
            <text:p>Digikey</text:p>
          </table:table-cell>
          <table:table-cell office:value-type="string">
            <text:p>497-1224-1-ND</text:p>
          </table:table-cell>
          <table:table-cell office:value-type="string">
            <text:p>U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10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0V</text:p>
          </table:table-cell>
          <table:table-cell office:value-type="string">
            <text:p>Digikey</text:p>
          </table:table-cell>
          <table:table-cell office:value-type="string">
            <text:p>P10ECT-ND</text:p>
          </table:table-cell>
          <table:table-cell office:value-type="string">
            <text:p>R1 R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1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3V</text:p>
          </table:table-cell>
          <table:table-cell office:value-type="string">
            <text:p>Digikey</text:p>
          </table:table-cell>
          <table:table-cell office:value-type="string">
            <text:p>P10KECT-ND</text:p>
          </table:table-cell>
          <table:table-cell office:value-type="string">
            <text:p>R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10uF 25V X7R</text:p>
          </table:table-cell>
          <table:table-cell office:value-type="string">
            <text:p>SM1206</text:p>
          </table:table-cell>
          <table:table-cell/>
          <table:table-cell office:value-type="string">
            <text:p>Taiyo Yuden</text:p>
          </table:table-cell>
          <table:table-cell office:value-type="string">
            <text:p>TMK316B7106KL-TD</text:p>
          </table:table-cell>
          <table:table-cell office:value-type="string">
            <text:p>Digikey</text:p>
          </table:table-cell>
          <table:table-cell office:value-type="string">
            <text:p>587-2399-1-ND</text:p>
          </table:table-cell>
          <table:table-cell office:value-type="string">
            <text:p>C14 C15 C1 C16 C17 C3 C18 C19 C20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3">
          <table:table-cell office:value-type="string">
            <text:p>100n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X7R1H104K</text:p>
          </table:table-cell>
          <table:table-cell office:value-type="string">
            <text:p>Digikey</text:p>
          </table:table-cell>
          <table:table-cell office:value-type="string">
            <text:p>445-4007-1-ND</text:p>
          </table:table-cell>
          <table:table-cell office:value-type="string">
            <text:p>C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DM2483</text:p>
          </table:table-cell>
          <table:table-cell office:value-type="string">
            <text:p>SM</text:p>
          </table:table-cell>
          <table:table-cell/>
          <table:table-cell office:value-type="string">
            <text:p>Analog Devices</text:p>
          </table:table-cell>
          <table:table-cell office:value-type="string">
            <text:p>ADM2483BRWZ</text:p>
          </table:table-cell>
          <table:table-cell office:value-type="string">
            <text:p>Digikey</text:p>
          </table:table-cell>
          <table:table-cell office:value-type="string">
            <text:p>ADM2483BRWZ-ND</text:p>
          </table:table-cell>
          <table:table-cell office:value-type="string">
            <text:p>U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B550C</text:p>
          </table:table-cell>
          <table:table-cell office:value-type="string">
            <text:p>SM</text:p>
          </table:table-cell>
          <table:table-cell/>
          <table:table-cell office:value-type="string">
            <text:p>Diodes Inc</text:p>
          </table:table-cell>
          <table:table-cell office:value-type="string">
            <text:p>B550C-13-F</text:p>
          </table:table-cell>
          <table:table-cell office:value-type="string">
            <text:p>Digikey</text:p>
          </table:table-cell>
          <table:table-cell office:value-type="string">
            <text:p>B550C-FDICT-ND</text:p>
          </table:table-cell>
          <table:table-cell office:value-type="string">
            <text:p>D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DIN5 Female Socket - Xpressnet</text:p>
          </table:table-cell>
          <table:table-cell office:value-type="string">
            <text:p>DIL</text:p>
          </table:table-cell>
          <table:table-cell/>
          <table:table-cell office:value-type="string">
            <text:p>Tyco</text:p>
          </table:table-cell>
          <table:table-cell office:value-type="string">
            <text:p>5750477-1</text:p>
          </table:table-cell>
          <table:table-cell office:value-type="string">
            <text:p>Digikey</text:p>
          </table:table-cell>
          <table:table-cell office:value-type="string">
            <text:p>A99366-ND</text:p>
          </table:table-cell>
          <table:table-cell office:value-type="string">
            <text:p>J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ESD1CAN</text:p>
          </table:table-cell>
          <table:table-cell office:value-type="string">
            <text:p>SM</text:p>
          </table:table-cell>
          <table:table-cell/>
          <table:table-cell office:value-type="string">
            <text:p>NXP Semiconductor</text:p>
          </table:table-cell>
          <table:table-cell office:value-type="string">
            <text:p>PESD1CAN,215</text:p>
          </table:table-cell>
          <table:table-cell office:value-type="string">
            <text:p>Digikey</text:p>
          </table:table-cell>
          <table:table-cell office:value-type="string">
            <text:p>568-4032-1-ND</text:p>
          </table:table-cell>
          <table:table-cell office:value-type="string">
            <text:p>U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ower Jack 2.1mm x 5.5mm</text:p>
          </table:table-cell>
          <table:table-cell office:value-type="string">
            <text:p>SM</text:p>
          </table:table-cell>
          <table:table-cell/>
          <table:table-cell office:value-type="string">
            <text:p>CUI Inc</text:p>
          </table:table-cell>
          <table:table-cell office:value-type="string">
            <text:p>PJ-002A-SMT</text:p>
          </table:table-cell>
          <table:table-cell office:value-type="string">
            <text:p>Digikey</text:p>
          </table:table-cell>
          <table:table-cell office:value-type="string">
            <text:p>CP-002APJCT-ND</text:p>
          </table:table-cell>
          <table:table-cell office:value-type="string">
            <text:p>J1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ower Jack 2.5mm x 5.5mm</text:p>
          </table:table-cell>
          <table:table-cell office:value-type="string">
            <text:p>SM</text:p>
          </table:table-cell>
          <table:table-cell/>
          <table:table-cell office:value-type="string">
            <text:p>CUI Inc</text:p>
          </table:table-cell>
          <table:table-cell office:value-type="string">
            <text:p>PJ-002BH-SMT</text:p>
          </table:table-cell>
          <table:table-cell office:value-type="string">
            <text:p>Digikey</text:p>
          </table:table-cell>
          <table:table-cell office:value-type="string">
            <text:p>CP-002BHPJCT-ND</text:p>
          </table:table-cell>
          <table:table-cell office:value-type="string">
            <text:p>J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TC 1000mA Trip-500mA Hold</text:p>
          </table:table-cell>
          <table:table-cell office:value-type="string">
            <text:p>SM1206</text:p>
          </table:table-cell>
          <table:table-cell/>
          <table:table-cell office:value-type="string">
            <text:p>Littelfuse Inc</text:p>
          </table:table-cell>
          <table:table-cell office:value-type="string">
            <text:p>1206L050/15YR</text:p>
          </table:table-cell>
          <table:table-cell office:value-type="string">
            <text:p>Digikey</text:p>
          </table:table-cell>
          <table:table-cell office:value-type="string">
            <text:p>F3733CT-ND</text:p>
          </table:table-cell>
          <table:table-cell office:value-type="string">
            <text:p>R8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RJ12 Molex Plastic Xpressnet</text:p>
          </table:table-cell>
          <table:table-cell office:value-type="string">
            <text:p>SM</text:p>
          </table:table-cell>
          <table:table-cell/>
          <table:table-cell office:value-type="string">
            <text:p>Molex</text:p>
          </table:table-cell>
          <table:table-cell office:value-type="string">
            <text:p>95501-6669</text:p>
          </table:table-cell>
          <table:table-cell office:value-type="string">
            <text:p>Digikey</text:p>
          </table:table-cell>
          <table:table-cell office:value-type="string">
            <text:p>WM5575-ND</text:p>
          </table:table-cell>
          <table:table-cell office:value-type="string">
            <text:p>J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Terminal Block 2 Wire - 100mil</text:p>
          </table:table-cell>
          <table:table-cell office:value-type="string">
            <text:p>DIL</text:p>
          </table:table-cell>
          <table:table-cell/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office:value-type="string">
            <text:p>Digikey</text:p>
          </table:table-cell>
          <table:table-cell office:value-type="string">
            <text:p>A98333-ND</text:p>
          </table:table-cell>
          <table:table-cell office:value-type="string">
            <text:p>J5 J6 J4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TL317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TL317CD</text:p>
          </table:table-cell>
          <table:table-cell office:value-type="string">
            <text:p>Digikey</text:p>
          </table:table-cell>
          <table:table-cell office:value-type="string">
            <text:p>296-11823-5-ND</text:p>
          </table:table-cell>
          <table:table-cell office:value-type="string">
            <text:p>U3</text:p>
          </table:table-cell>
          <table:table-cell office:value-type="string">
            <text:p>1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9957in" fo:margin-right="0.7874in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10/21/2012</text:date>, <text:time>19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1T19:29:55</dc:date>
    <dc:creator>Jim Kueneman</dc:creator>
    <meta:generator>OpenOffice.org/3.4.1$Unix OpenOffice.org_project/341m1$Build-9593</meta:generator>
    <meta:editing-duration>PT3H27M41S</meta:editing-duration>
    <meta:editing-cycles>3</meta:editing-cycles>
    <meta:printed-by>Jim Kueneman</meta:printed-by>
    <meta:print-date>2012-10-21T14:19:26</meta:print-date>
    <meta:document-statistic meta:table-count="3" meta:cell-count="563" meta:object-count="0"/>
  </office:meta>
</office:document-meta>
</file>